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61cm"/>
    </style:style>
    <style:style style:name="co2" style:family="table-column">
      <style:table-column-properties fo:break-before="auto" style:column-width="4.937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3.304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1.016cm"/>
    </style:style>
    <style:style style:name="co9" style:family="table-column">
      <style:table-column-properties fo:break-before="auto" style:column-width="1.614cm"/>
    </style:style>
    <style:style style:name="co10" style:family="table-column">
      <style:table-column-properties fo:break-before="auto" style:column-width="1.28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1.642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261cm"/>
    </style:style>
    <style:style style:name="co15" style:family="table-column">
      <style:table-column-properties fo:break-before="auto" style:column-width="1.4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g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Prog 1</text:p>
          </table:table-cell>
          <table:covered-table-cell table:number-columns-repeated="12"/>
        </table:table-row>
        <table:table-row table:style-name="ro1">
          <table:table-cell office:value-type="string" calcext:value-type="string">
            <text:p>Total Machine Accesses</text:p>
          </table:table-cell>
          <table:table-cell office:value-type="float" office:value="140525855" calcext:value-type="float">
            <text:p>1405258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Cycles</text:p>
          </table:table-cell>
          <table:table-cell office:value-type="float" office:value="137701031" calcext:value-type="float">
            <text:p>1377010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ssag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1 Input Que Message Counts Processor wis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re <text:s/>Number</text:p>
          </table:table-cell>
          <table:table-cell office:value-type="string" calcext:value-type="string">
            <text:p>REPL_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X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SWB</text:p>
          </table:table-cell>
          <table:table-cell office:value-type="string" calcext:value-type="string">
            <text:p>XFER</text:p>
          </table:table-cell>
          <table:table-cell office:value-type="string" calcext:value-type="string">
            <text:p>INV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INVACK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XFER_INV</text:p>
          </table:table-cell>
          <table:table-cell office:value-type="string" calcext:value-type="string">
            <text:p>PUTX</text:p>
          </table:table-cell>
        </table:table-row>
        <table:table-row table:style-name="ro1">
          <table:table-cell office:value-type="string" calcext:value-type="string">
            <text:p>Core 0: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923" calcext:value-type="float">
            <text:p>923</text:p>
          </table:table-cell>
          <table:table-cell office:value-type="float" office:value="400438" calcext:value-type="float">
            <text:p>400438</text:p>
          </table:table-cell>
          <table:table-cell office:value-type="float" office:value="1544483" calcext:value-type="float">
            <text:p>1544483</text:p>
          </table:table-cell>
        </table:table-row>
        <table:table-row table:style-name="ro1">
          <table:table-cell office:value-type="string" calcext:value-type="string">
            <text:p>Core 1: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8" calcext:value-type="float">
            <text:p>458</text:p>
          </table:table-cell>
          <table:table-cell office:value-type="float" office:value="4" calcext:value-type="float">
            <text:p>4</text:p>
          </table:table-cell>
          <table:table-cell office:value-type="float" office:value="457" calcext:value-type="float">
            <text:p>457</text:p>
          </table:table-cell>
          <table:table-cell office:value-type="float" office:value="965" calcext:value-type="float">
            <text:p>965</text:p>
          </table:table-cell>
          <table:table-cell office:value-type="float" office:value="389119" calcext:value-type="float">
            <text:p>389119</text:p>
          </table:table-cell>
          <table:table-cell office:value-type="float" office:value="1106426" calcext:value-type="float">
            <text:p>1106426</text:p>
          </table:table-cell>
        </table:table-row>
        <table:table-row table:style-name="ro1">
          <table:table-cell office:value-type="string" calcext:value-type="string">
            <text:p>Core 2: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69" calcext:value-type="float">
            <text:p>469</text:p>
          </table:table-cell>
          <table:table-cell office:value-type="float" office:value="4" calcext:value-type="float">
            <text:p>4</text:p>
          </table:table-cell>
          <table:table-cell office:value-type="float" office:value="469" calcext:value-type="float">
            <text:p>469</text:p>
          </table:table-cell>
          <table:table-cell office:value-type="float" office:value="978" calcext:value-type="float">
            <text:p>978</text:p>
          </table:table-cell>
          <table:table-cell office:value-type="float" office:value="394410" calcext:value-type="float">
            <text:p>394410</text:p>
          </table:table-cell>
          <table:table-cell office:value-type="float" office:value="1145724" calcext:value-type="float">
            <text:p>1145724</text:p>
          </table:table-cell>
        </table:table-row>
        <table:table-row table:style-name="ro1">
          <table:table-cell office:value-type="string" calcext:value-type="string">
            <text:p>Core 3: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7" calcext:value-type="float">
            <text:p>377</text:p>
          </table:table-cell>
          <table:table-cell office:value-type="float" office:value="4" calcext:value-type="float">
            <text:p>4</text:p>
          </table:table-cell>
          <table:table-cell office:value-type="float" office:value="376" calcext:value-type="float">
            <text:p>376</text:p>
          </table:table-cell>
          <table:table-cell office:value-type="float" office:value="981" calcext:value-type="float">
            <text:p>981</text:p>
          </table:table-cell>
          <table:table-cell office:value-type="float" office:value="400819" calcext:value-type="float">
            <text:p>400819</text:p>
          </table:table-cell>
          <table:table-cell office:value-type="float" office:value="1315398" calcext:value-type="float">
            <text:p>1315398</text:p>
          </table:table-cell>
        </table:table-row>
        <table:table-row table:style-name="ro1">
          <table:table-cell office:value-type="string" calcext:value-type="string">
            <text:p>Core 4: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22" calcext:value-type="float">
            <text:p>522</text:p>
          </table:table-cell>
          <table:table-cell office:value-type="float" office:value="6" calcext:value-type="float">
            <text:p>6</text:p>
          </table:table-cell>
          <table:table-cell office:value-type="float" office:value="523" calcext:value-type="float">
            <text:p>523</text:p>
          </table:table-cell>
          <table:table-cell office:value-type="float" office:value="1000" calcext:value-type="float">
            <text:p>1000</text:p>
          </table:table-cell>
          <table:table-cell office:value-type="float" office:value="406397" calcext:value-type="float">
            <text:p>406397</text:p>
          </table:table-cell>
          <table:table-cell office:value-type="float" office:value="1224046" calcext:value-type="float">
            <text:p>1224046</text:p>
          </table:table-cell>
        </table:table-row>
        <table:table-row table:style-name="ro1">
          <table:table-cell office:value-type="string" calcext:value-type="string">
            <text:p>Core 5: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83" calcext:value-type="float">
            <text:p>483</text:p>
          </table:table-cell>
          <table:table-cell office:value-type="float" office:value="13" calcext:value-type="float">
            <text:p>13</text:p>
          </table:table-cell>
          <table:table-cell office:value-type="float" office:value="489" calcext:value-type="float">
            <text:p>489</text:p>
          </table:table-cell>
          <table:table-cell office:value-type="float" office:value="830" calcext:value-type="float">
            <text:p>830</text:p>
          </table:table-cell>
          <table:table-cell office:value-type="float" office:value="395180" calcext:value-type="float">
            <text:p>395180</text:p>
          </table:table-cell>
          <table:table-cell office:value-type="float" office:value="1243991" calcext:value-type="float">
            <text:p>1243991</text:p>
          </table:table-cell>
        </table:table-row>
        <table:table-row table:style-name="ro1">
          <table:table-cell office:value-type="string" calcext:value-type="string">
            <text:p>Core 6: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4" calcext:value-type="float">
            <text:p>4</text:p>
          </table:table-cell>
          <table:table-cell office:value-type="float" office:value="510" calcext:value-type="float">
            <text:p>510</text:p>
          </table:table-cell>
          <table:table-cell office:value-type="float" office:value="1040" calcext:value-type="float">
            <text:p>1040</text:p>
          </table:table-cell>
          <table:table-cell office:value-type="float" office:value="389478" calcext:value-type="float">
            <text:p>389478</text:p>
          </table:table-cell>
          <table:table-cell office:value-type="float" office:value="1272413" calcext:value-type="float">
            <text:p>1272413</text:p>
          </table:table-cell>
        </table:table-row>
        <table:table-row table:style-name="ro1">
          <table:table-cell office:value-type="string" calcext:value-type="string">
            <text:p>Core 7: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510" calcext:value-type="float">
            <text:p>510</text:p>
          </table:table-cell>
          <table:table-cell office:value-type="float" office:value="995" calcext:value-type="float">
            <text:p>995</text:p>
          </table:table-cell>
          <table:table-cell office:value-type="float" office:value="393734" calcext:value-type="float">
            <text:p>393734</text:p>
          </table:table-cell>
          <table:table-cell office:value-type="float" office:value="1173960" calcext:value-type="float">
            <text:p>117396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2 Input Que Message Count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6853517" calcext:value-type="float">
            <text:p>6853517</text:p>
          </table:table-cell>
          <table:table-cell office:value-type="float" office:value="56" calcext:value-type="float">
            <text:p>56</text:p>
          </table:table-cell>
          <table:table-cell office:value-type="float" office:value="10034105" calcext:value-type="float">
            <text:p>10034105</text:p>
          </table:table-cell>
          <table:table-cell office:value-type="float" office:value="48" calcext:value-type="float">
            <text:p>48</text:p>
          </table:table-cell>
          <table:table-cell office:value-type="float" office:value="3169631" calcext:value-type="float">
            <text:p>316963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1 Cache Details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re Number</text:p>
          </table:table-cell>
          <table:table-cell office:value-type="string" calcext:value-type="string">
            <text:p>L1 accesses</text:p>
          </table:table-cell>
          <table:table-cell office:value-type="string" calcext:value-type="string">
            <text:p>L1 cache misses</text:p>
          </table:table-cell>
          <table:table-cell office:value-type="string" calcext:value-type="string">
            <text:p>L1 cache hits</text:p>
          </table:table-cell>
          <table:table-cell office:value-type="string" calcext:value-type="string">
            <text:p>L1 upgrade miss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0:</text:p>
          </table:table-cell>
          <table:table-cell office:value-type="float" office:value="37764269" calcext:value-type="float">
            <text:p>37764269</text:p>
          </table:table-cell>
          <table:table-cell office:value-type="float" office:value="1544487" calcext:value-type="float">
            <text:p>1544487</text:p>
          </table:table-cell>
          <table:table-cell office:value-type="float" office:value="36219771" calcext:value-type="float">
            <text:p>36219771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1:</text:p>
          </table:table-cell>
          <table:table-cell office:value-type="float" office:value="14680248" calcext:value-type="float">
            <text:p>14680248</text:p>
          </table:table-cell>
          <table:table-cell office:value-type="float" office:value="1106427" calcext:value-type="float">
            <text:p>1106427</text:p>
          </table:table-cell>
          <table:table-cell office:value-type="float" office:value="13573818" calcext:value-type="float">
            <text:p>1357381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2:</text:p>
          </table:table-cell>
          <table:table-cell office:value-type="float" office:value="14680208" calcext:value-type="float">
            <text:p>14680208</text:p>
          </table:table-cell>
          <table:table-cell office:value-type="float" office:value="1145725" calcext:value-type="float">
            <text:p>1145725</text:p>
          </table:table-cell>
          <table:table-cell office:value-type="float" office:value="13534480" calcext:value-type="float">
            <text:p>1353448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3:</text:p>
          </table:table-cell>
          <table:table-cell office:value-type="float" office:value="14680228" calcext:value-type="float">
            <text:p>14680228</text:p>
          </table:table-cell>
          <table:table-cell office:value-type="float" office:value="1315399" calcext:value-type="float">
            <text:p>1315399</text:p>
          </table:table-cell>
          <table:table-cell office:value-type="float" office:value="13364826" calcext:value-type="float">
            <text:p>1336482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4:</text:p>
          </table:table-cell>
          <table:table-cell office:value-type="float" office:value="14680208" calcext:value-type="float">
            <text:p>14680208</text:p>
          </table:table-cell>
          <table:table-cell office:value-type="float" office:value="1224047" calcext:value-type="float">
            <text:p>1224047</text:p>
          </table:table-cell>
          <table:table-cell office:value-type="float" office:value="13456156" calcext:value-type="float">
            <text:p>13456156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5:</text:p>
          </table:table-cell>
          <table:table-cell office:value-type="float" office:value="14680228" calcext:value-type="float">
            <text:p>14680228</text:p>
          </table:table-cell>
          <table:table-cell office:value-type="float" office:value="1243992" calcext:value-type="float">
            <text:p>1243992</text:p>
          </table:table-cell>
          <table:table-cell office:value-type="float" office:value="13436224" calcext:value-type="float">
            <text:p>13436224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6:</text:p>
          </table:table-cell>
          <table:table-cell office:value-type="float" office:value="14680208" calcext:value-type="float">
            <text:p>14680208</text:p>
          </table:table-cell>
          <table:table-cell office:value-type="float" office:value="1272414" calcext:value-type="float">
            <text:p>1272414</text:p>
          </table:table-cell>
          <table:table-cell office:value-type="float" office:value="13407791" calcext:value-type="float">
            <text:p>1340779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7:</text:p>
          </table:table-cell>
          <table:table-cell office:value-type="float" office:value="14680258" calcext:value-type="float">
            <text:p>14680258</text:p>
          </table:table-cell>
          <table:table-cell office:value-type="float" office:value="1173962" calcext:value-type="float">
            <text:p>1173962</text:p>
          </table:table-cell>
          <table:table-cell office:value-type="float" office:value="13506293" calcext:value-type="float">
            <text:p>1350629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L1 cache Details in terms of read miss</text:p>
          </table:table-cell>
          <table:table-cell office:value-type="string" calcext:value-type="string">
            <text:p><text:s/>write miss and upgrade mis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<text:s/>Read <text:s/>Accesses</text:p>
          </table:table-cell>
          <table:table-cell office:value-type="string" calcext:value-type="string">
            <text:p><text:s/>Write Accesses</text:p>
          </table:table-cell>
          <table:table-cell office:value-type="string" calcext:value-type="string">
            <text:p><text:s/>Read Hits</text:p>
          </table:table-cell>
          <table:table-cell office:value-type="string" calcext:value-type="string">
            <text:p><text:s/>Write Hits</text:p>
          </table:table-cell>
          <table:table-cell office:value-type="string" calcext:value-type="string">
            <text:p><text:s/>Read Misses</text:p>
          </table:table-cell>
          <table:table-cell office:value-type="string" calcext:value-type="string">
            <text:p><text:s/>Write Misses</text:p>
          </table:table-cell>
          <table:table-cell office:value-type="string" calcext:value-type="string">
            <text:p><text:s/>Upgrade Mi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0:</text:p>
          </table:table-cell>
          <table:table-cell office:value-type="float" office:value="18354678" calcext:value-type="float">
            <text:p>18354678</text:p>
          </table:table-cell>
          <table:table-cell office:value-type="float" office:value="19409591" calcext:value-type="float">
            <text:p>19409591</text:p>
          </table:table-cell>
          <table:table-cell office:value-type="float" office:value="17633466" calcext:value-type="float">
            <text:p>17633466</text:p>
          </table:table-cell>
          <table:table-cell office:value-type="float" office:value="18586305" calcext:value-type="float">
            <text:p>18586305</text:p>
          </table:table-cell>
          <table:table-cell office:value-type="float" office:value="721212" calcext:value-type="float">
            <text:p>721212</text:p>
          </table:table-cell>
          <table:table-cell office:value-type="float" office:value="823275" calcext:value-type="float">
            <text:p>82327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1:</text:p>
          </table:table-cell>
          <table:table-cell office:value-type="float" office:value="5242958" calcext:value-type="float">
            <text:p>5242958</text:p>
          </table:table-cell>
          <table:table-cell office:value-type="float" office:value="9437290" calcext:value-type="float">
            <text:p>9437290</text:p>
          </table:table-cell>
          <table:table-cell office:value-type="float" office:value="5242949" calcext:value-type="float">
            <text:p>5242949</text:p>
          </table:table-cell>
          <table:table-cell office:value-type="float" office:value="8330869" calcext:value-type="float">
            <text:p>8330869</text:p>
          </table:table-cell>
          <table:table-cell office:value-type="float" office:value="9" calcext:value-type="float">
            <text:p>9</text:p>
          </table:table-cell>
          <table:table-cell office:value-type="float" office:value="1106418" calcext:value-type="float">
            <text:p>110641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2:</text:p>
          </table:table-cell>
          <table:table-cell office:value-type="float" office:value="5242942" calcext:value-type="float">
            <text:p>5242942</text:p>
          </table:table-cell>
          <table:table-cell office:value-type="float" office:value="9437266" calcext:value-type="float">
            <text:p>9437266</text:p>
          </table:table-cell>
          <table:table-cell office:value-type="float" office:value="5242933" calcext:value-type="float">
            <text:p>5242933</text:p>
          </table:table-cell>
          <table:table-cell office:value-type="float" office:value="8291547" calcext:value-type="float">
            <text:p>8291547</text:p>
          </table:table-cell>
          <table:table-cell office:value-type="float" office:value="9" calcext:value-type="float">
            <text:p>9</text:p>
          </table:table-cell>
          <table:table-cell office:value-type="float" office:value="1145716" calcext:value-type="float">
            <text:p>114571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3:</text:p>
          </table:table-cell>
          <table:table-cell office:value-type="float" office:value="5242950" calcext:value-type="float">
            <text:p>5242950</text:p>
          </table:table-cell>
          <table:table-cell office:value-type="float" office:value="9437278" calcext:value-type="float">
            <text:p>9437278</text:p>
          </table:table-cell>
          <table:table-cell office:value-type="float" office:value="5242942" calcext:value-type="float">
            <text:p>5242942</text:p>
          </table:table-cell>
          <table:table-cell office:value-type="float" office:value="8121884" calcext:value-type="float">
            <text:p>8121884</text:p>
          </table:table-cell>
          <table:table-cell office:value-type="float" office:value="8" calcext:value-type="float">
            <text:p>8</text:p>
          </table:table-cell>
          <table:table-cell office:value-type="float" office:value="1315391" calcext:value-type="float">
            <text:p>131539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4:</text:p>
          </table:table-cell>
          <table:table-cell office:value-type="float" office:value="5242942" calcext:value-type="float">
            <text:p>5242942</text:p>
          </table:table-cell>
          <table:table-cell office:value-type="float" office:value="9437266" calcext:value-type="float">
            <text:p>9437266</text:p>
          </table:table-cell>
          <table:table-cell office:value-type="float" office:value="5242931" calcext:value-type="float">
            <text:p>5242931</text:p>
          </table:table-cell>
          <table:table-cell office:value-type="float" office:value="8213225" calcext:value-type="float">
            <text:p>8213225</text:p>
          </table:table-cell>
          <table:table-cell office:value-type="float" office:value="11" calcext:value-type="float">
            <text:p>11</text:p>
          </table:table-cell>
          <table:table-cell office:value-type="float" office:value="1224036" calcext:value-type="float">
            <text:p>122403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5:</text:p>
          </table:table-cell>
          <table:table-cell office:value-type="float" office:value="5242950" calcext:value-type="float">
            <text:p>5242950</text:p>
          </table:table-cell>
          <table:table-cell office:value-type="float" office:value="9437278" calcext:value-type="float">
            <text:p>9437278</text:p>
          </table:table-cell>
          <table:table-cell office:value-type="float" office:value="5242932" calcext:value-type="float">
            <text:p>5242932</text:p>
          </table:table-cell>
          <table:table-cell office:value-type="float" office:value="8193292" calcext:value-type="float">
            <text:p>8193292</text:p>
          </table:table-cell>
          <table:table-cell office:value-type="float" office:value="18" calcext:value-type="float">
            <text:p>18</text:p>
          </table:table-cell>
          <table:table-cell office:value-type="float" office:value="1243974" calcext:value-type="float">
            <text:p>1243974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6:</text:p>
          </table:table-cell>
          <table:table-cell office:value-type="float" office:value="5242942" calcext:value-type="float">
            <text:p>5242942</text:p>
          </table:table-cell>
          <table:table-cell office:value-type="float" office:value="9437266" calcext:value-type="float">
            <text:p>9437266</text:p>
          </table:table-cell>
          <table:table-cell office:value-type="float" office:value="5242933" calcext:value-type="float">
            <text:p>5242933</text:p>
          </table:table-cell>
          <table:table-cell office:value-type="float" office:value="8164858" calcext:value-type="float">
            <text:p>8164858</text:p>
          </table:table-cell>
          <table:table-cell office:value-type="float" office:value="9" calcext:value-type="float">
            <text:p>9</text:p>
          </table:table-cell>
          <table:table-cell office:value-type="float" office:value="1272405" calcext:value-type="float">
            <text:p>127240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7:</text:p>
          </table:table-cell>
          <table:table-cell office:value-type="float" office:value="5242962" calcext:value-type="float">
            <text:p>5242962</text:p>
          </table:table-cell>
          <table:table-cell office:value-type="float" office:value="9437296" calcext:value-type="float">
            <text:p>9437296</text:p>
          </table:table-cell>
          <table:table-cell office:value-type="float" office:value="5242952" calcext:value-type="float">
            <text:p>5242952</text:p>
          </table:table-cell>
          <table:table-cell office:value-type="float" office:value="8263341" calcext:value-type="float">
            <text:p>8263341</text:p>
          </table:table-cell>
          <table:table-cell office:value-type="float" office:value="10" calcext:value-type="float">
            <text:p>10</text:p>
          </table:table-cell>
          <table:table-cell office:value-type="float" office:value="1173952" calcext:value-type="float">
            <text:p>117395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L2 Cache Details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2 accesses:</text:p>
          </table:table-cell>
          <table:table-cell office:value-type="float" office:value="6856866" calcext:value-type="float">
            <text:p>68568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2 hits:</text:p>
          </table:table-cell>
          <table:table-cell office:value-type="float" office:value="359738" calcext:value-type="float">
            <text:p>3597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2 misses:</text:p>
          </table:table-cell>
          <table:table-cell office:value-type="float" office:value="6497128" calcext:value-type="float">
            <text:p>6497128</text:p>
          </table:table-cell>
          <table:table-cell table:number-columns-repeated="11"/>
        </table:table-row>
      </table:table>
      <table:table table:name="Prog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Prog 2</text:p>
          </table:table-cell>
          <table:covered-table-cell table:number-columns-repeated="12"/>
        </table:table-row>
        <table:table-row table:style-name="ro1">
          <table:table-cell office:value-type="string" calcext:value-type="string">
            <text:p>Total Machine Accesses</text:p>
          </table:table-cell>
          <table:table-cell office:value-type="float" office:value="2574214" calcext:value-type="float">
            <text:p>25742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Cycles</text:p>
          </table:table-cell>
          <table:table-cell office:value-type="float" office:value="2572124" calcext:value-type="float">
            <text:p>25721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ssag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1 Input Que Message Counts Processor wis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re <text:s/>Number</text:p>
          </table:table-cell>
          <table:table-cell office:value-type="string" calcext:value-type="string">
            <text:p>REPL_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X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SWB</text:p>
          </table:table-cell>
          <table:table-cell office:value-type="string" calcext:value-type="string">
            <text:p>XFER</text:p>
          </table:table-cell>
          <table:table-cell office:value-type="string" calcext:value-type="string">
            <text:p>INV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INVACK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XFER_INV</text:p>
          </table:table-cell>
          <table:table-cell office:value-type="string" calcext:value-type="string">
            <text:p>PUTX</text:p>
          </table:table-cell>
        </table:table-row>
        <table:table-row table:style-name="ro1">
          <table:table-cell office:value-type="string" calcext:value-type="string">
            <text:p>Core 0: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82556" calcext:value-type="float">
            <text:p>82556</text:p>
          </table:table-cell>
        </table:table-row>
        <table:table-row table:style-name="ro1">
          <table:table-cell office:value-type="string" calcext:value-type="string">
            <text:p>Core 1: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4626" calcext:value-type="float">
            <text:p>24626</text:p>
          </table:table-cell>
        </table:table-row>
        <table:table-row table:style-name="ro1">
          <table:table-cell office:value-type="string" calcext:value-type="string">
            <text:p>Core 2: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4612" calcext:value-type="float">
            <text:p>24612</text:p>
          </table:table-cell>
        </table:table-row>
        <table:table-row table:style-name="ro1">
          <table:table-cell office:value-type="string" calcext:value-type="string">
            <text:p>Core 3: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623" calcext:value-type="float">
            <text:p>24623</text:p>
          </table:table-cell>
        </table:table-row>
        <table:table-row table:style-name="ro1">
          <table:table-cell office:value-type="string" calcext:value-type="string">
            <text:p>Core 4: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612" calcext:value-type="float">
            <text:p>24612</text:p>
          </table:table-cell>
        </table:table-row>
        <table:table-row table:style-name="ro1">
          <table:table-cell office:value-type="string" calcext:value-type="string">
            <text:p>Core 5: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4613" calcext:value-type="float">
            <text:p>24613</text:p>
          </table:table-cell>
        </table:table-row>
        <table:table-row table:style-name="ro1">
          <table:table-cell office:value-type="string" calcext:value-type="string">
            <text:p>Core 6: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4619" calcext:value-type="float">
            <text:p>24619</text:p>
          </table:table-cell>
        </table:table-row>
        <table:table-row table:style-name="ro1">
          <table:table-cell office:value-type="string" calcext:value-type="string">
            <text:p>Core 7: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421" calcext:value-type="float">
            <text:p>1642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2 Input Que Message Count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242124" calcext:value-type="float">
            <text:p>242124</text:p>
          </table:table-cell>
          <table:table-cell office:value-type="float" office:value="31" calcext:value-type="float">
            <text:p>31</text:p>
          </table:table-cell>
          <table:table-cell office:value-type="float" office:value="246666" calcext:value-type="float">
            <text:p>246666</text:p>
          </table:table-cell>
          <table:table-cell office:value-type="float" office:value="18" calcext:value-type="float">
            <text:p>18</text:p>
          </table:table-cell>
          <table:table-cell office:value-type="float" office:value="960" calcext:value-type="float">
            <text:p>96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1 Cache Details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re Number</text:p>
          </table:table-cell>
          <table:table-cell office:value-type="string" calcext:value-type="string">
            <text:p>L1 accesses</text:p>
          </table:table-cell>
          <table:table-cell office:value-type="string" calcext:value-type="string">
            <text:p>L1 cache misses</text:p>
          </table:table-cell>
          <table:table-cell office:value-type="string" calcext:value-type="string">
            <text:p>L1 cache hits</text:p>
          </table:table-cell>
          <table:table-cell office:value-type="string" calcext:value-type="string">
            <text:p>L1 upgrade miss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0:</text:p>
          </table:table-cell>
          <table:table-cell office:value-type="float" office:value="735969" calcext:value-type="float">
            <text:p>735969</text:p>
          </table:table-cell>
          <table:table-cell office:value-type="float" office:value="82555" calcext:value-type="float">
            <text:p>82555</text:p>
          </table:table-cell>
          <table:table-cell office:value-type="float" office:value="653406" calcext:value-type="float">
            <text:p>65340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1:</text:p>
          </table:table-cell>
          <table:table-cell office:value-type="float" office:value="286018" calcext:value-type="float">
            <text:p>286018</text:p>
          </table:table-cell>
          <table:table-cell office:value-type="float" office:value="24628" calcext:value-type="float">
            <text:p>24628</text:p>
          </table:table-cell>
          <table:table-cell office:value-type="float" office:value="261388" calcext:value-type="float">
            <text:p>26138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2:</text:p>
          </table:table-cell>
          <table:table-cell office:value-type="float" office:value="262299" calcext:value-type="float">
            <text:p>262299</text:p>
          </table:table-cell>
          <table:table-cell office:value-type="float" office:value="24614" calcext:value-type="float">
            <text:p>24614</text:p>
          </table:table-cell>
          <table:table-cell office:value-type="float" office:value="237684" calcext:value-type="float">
            <text:p>23768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3:</text:p>
          </table:table-cell>
          <table:table-cell office:value-type="float" office:value="291208" calcext:value-type="float">
            <text:p>291208</text:p>
          </table:table-cell>
          <table:table-cell office:value-type="float" office:value="24625" calcext:value-type="float">
            <text:p>24625</text:p>
          </table:table-cell>
          <table:table-cell office:value-type="float" office:value="266581" calcext:value-type="float">
            <text:p>26658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4:</text:p>
          </table:table-cell>
          <table:table-cell office:value-type="float" office:value="262299" calcext:value-type="float">
            <text:p>262299</text:p>
          </table:table-cell>
          <table:table-cell office:value-type="float" office:value="24614" calcext:value-type="float">
            <text:p>24614</text:p>
          </table:table-cell>
          <table:table-cell office:value-type="float" office:value="237683" calcext:value-type="float">
            <text:p>23768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5:</text:p>
          </table:table-cell>
          <table:table-cell office:value-type="float" office:value="262299" calcext:value-type="float">
            <text:p>262299</text:p>
          </table:table-cell>
          <table:table-cell office:value-type="float" office:value="24615" calcext:value-type="float">
            <text:p>24615</text:p>
          </table:table-cell>
          <table:table-cell office:value-type="float" office:value="237683" calcext:value-type="float">
            <text:p>23768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6:</text:p>
          </table:table-cell>
          <table:table-cell office:value-type="float" office:value="277361" calcext:value-type="float">
            <text:p>277361</text:p>
          </table:table-cell>
          <table:table-cell office:value-type="float" office:value="24621" calcext:value-type="float">
            <text:p>24621</text:p>
          </table:table-cell>
          <table:table-cell office:value-type="float" office:value="252739" calcext:value-type="float">
            <text:p>25273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7:</text:p>
          </table:table-cell>
          <table:table-cell office:value-type="float" office:value="196761" calcext:value-type="float">
            <text:p>196761</text:p>
          </table:table-cell>
          <table:table-cell office:value-type="float" office:value="16423" calcext:value-type="float">
            <text:p>16423</text:p>
          </table:table-cell>
          <table:table-cell office:value-type="float" office:value="180337" calcext:value-type="float">
            <text:p>18033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L1 cache Details in terms of read miss</text:p>
          </table:table-cell>
          <table:table-cell office:value-type="string" calcext:value-type="string">
            <text:p><text:s/>write miss and upgrade mis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<text:s/>Read <text:s/>Accesses</text:p>
          </table:table-cell>
          <table:table-cell office:value-type="string" calcext:value-type="string">
            <text:p><text:s/>Write Accesses</text:p>
          </table:table-cell>
          <table:table-cell office:value-type="string" calcext:value-type="string">
            <text:p><text:s/>Read Hits</text:p>
          </table:table-cell>
          <table:table-cell office:value-type="string" calcext:value-type="string">
            <text:p><text:s/>Write Hits</text:p>
          </table:table-cell>
          <table:table-cell office:value-type="string" calcext:value-type="string">
            <text:p><text:s/>Read Misses</text:p>
          </table:table-cell>
          <table:table-cell office:value-type="string" calcext:value-type="string">
            <text:p><text:s/>Write Misses</text:p>
          </table:table-cell>
          <table:table-cell office:value-type="string" calcext:value-type="string">
            <text:p><text:s/>Upgrade Mi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0:</text:p>
          </table:table-cell>
          <table:table-cell office:value-type="float" office:value="594298" calcext:value-type="float">
            <text:p>594298</text:p>
          </table:table-cell>
          <table:table-cell office:value-type="float" office:value="141671" calcext:value-type="float">
            <text:p>141671</text:p>
          </table:table-cell>
          <table:table-cell office:value-type="float" office:value="528460" calcext:value-type="float">
            <text:p>528460</text:p>
          </table:table-cell>
          <table:table-cell office:value-type="float" office:value="124946" calcext:value-type="float">
            <text:p>124946</text:p>
          </table:table-cell>
          <table:table-cell office:value-type="float" office:value="65838" calcext:value-type="float">
            <text:p>65838</text:p>
          </table:table-cell>
          <table:table-cell office:value-type="float" office:value="16717" calcext:value-type="float">
            <text:p>1671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1:</text:p>
          </table:table-cell>
          <table:table-cell office:value-type="float" office:value="65600" calcext:value-type="float">
            <text:p>65600</text:p>
          </table:table-cell>
          <table:table-cell office:value-type="float" office:value="220418" calcext:value-type="float">
            <text:p>220418</text:p>
          </table:table-cell>
          <table:table-cell office:value-type="float" office:value="65591" calcext:value-type="float">
            <text:p>65591</text:p>
          </table:table-cell>
          <table:table-cell office:value-type="float" office:value="195797" calcext:value-type="float">
            <text:p>195797</text:p>
          </table:table-cell>
          <table:table-cell office:value-type="float" office:value="9" calcext:value-type="float">
            <text:p>9</text:p>
          </table:table-cell>
          <table:table-cell office:value-type="float" office:value="24619" calcext:value-type="float">
            <text:p>2461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2:</text:p>
          </table:table-cell>
          <table:table-cell office:value-type="float" office:value="65600" calcext:value-type="float">
            <text:p>65600</text:p>
          </table:table-cell>
          <table:table-cell office:value-type="float" office:value="196699" calcext:value-type="float">
            <text:p>196699</text:p>
          </table:table-cell>
          <table:table-cell office:value-type="float" office:value="65591" calcext:value-type="float">
            <text:p>65591</text:p>
          </table:table-cell>
          <table:table-cell office:value-type="float" office:value="172093" calcext:value-type="float">
            <text:p>172093</text:p>
          </table:table-cell>
          <table:table-cell office:value-type="float" office:value="9" calcext:value-type="float">
            <text:p>9</text:p>
          </table:table-cell>
          <table:table-cell office:value-type="float" office:value="24605" calcext:value-type="float">
            <text:p>2460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3:</text:p>
          </table:table-cell>
          <table:table-cell office:value-type="float" office:value="65600" calcext:value-type="float">
            <text:p>65600</text:p>
          </table:table-cell>
          <table:table-cell office:value-type="float" office:value="225608" calcext:value-type="float">
            <text:p>225608</text:p>
          </table:table-cell>
          <table:table-cell office:value-type="float" office:value="65591" calcext:value-type="float">
            <text:p>65591</text:p>
          </table:table-cell>
          <table:table-cell office:value-type="float" office:value="200990" calcext:value-type="float">
            <text:p>200990</text:p>
          </table:table-cell>
          <table:table-cell office:value-type="float" office:value="9" calcext:value-type="float">
            <text:p>9</text:p>
          </table:table-cell>
          <table:table-cell office:value-type="float" office:value="24616" calcext:value-type="float">
            <text:p>2461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4:</text:p>
          </table:table-cell>
          <table:table-cell office:value-type="float" office:value="65600" calcext:value-type="float">
            <text:p>65600</text:p>
          </table:table-cell>
          <table:table-cell office:value-type="float" office:value="196699" calcext:value-type="float">
            <text:p>196699</text:p>
          </table:table-cell>
          <table:table-cell office:value-type="float" office:value="65591" calcext:value-type="float">
            <text:p>65591</text:p>
          </table:table-cell>
          <table:table-cell office:value-type="float" office:value="172092" calcext:value-type="float">
            <text:p>172092</text:p>
          </table:table-cell>
          <table:table-cell office:value-type="float" office:value="9" calcext:value-type="float">
            <text:p>9</text:p>
          </table:table-cell>
          <table:table-cell office:value-type="float" office:value="24605" calcext:value-type="float">
            <text:p>2460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5:</text:p>
          </table:table-cell>
          <table:table-cell office:value-type="float" office:value="65600" calcext:value-type="float">
            <text:p>65600</text:p>
          </table:table-cell>
          <table:table-cell office:value-type="float" office:value="196699" calcext:value-type="float">
            <text:p>196699</text:p>
          </table:table-cell>
          <table:table-cell office:value-type="float" office:value="65591" calcext:value-type="float">
            <text:p>65591</text:p>
          </table:table-cell>
          <table:table-cell office:value-type="float" office:value="172092" calcext:value-type="float">
            <text:p>172092</text:p>
          </table:table-cell>
          <table:table-cell office:value-type="float" office:value="9" calcext:value-type="float">
            <text:p>9</text:p>
          </table:table-cell>
          <table:table-cell office:value-type="float" office:value="24606" calcext:value-type="float">
            <text:p>2460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6:</text:p>
          </table:table-cell>
          <table:table-cell office:value-type="float" office:value="65600" calcext:value-type="float">
            <text:p>65600</text:p>
          </table:table-cell>
          <table:table-cell office:value-type="float" office:value="211761" calcext:value-type="float">
            <text:p>211761</text:p>
          </table:table-cell>
          <table:table-cell office:value-type="float" office:value="65591" calcext:value-type="float">
            <text:p>65591</text:p>
          </table:table-cell>
          <table:table-cell office:value-type="float" office:value="187148" calcext:value-type="float">
            <text:p>187148</text:p>
          </table:table-cell>
          <table:table-cell office:value-type="float" office:value="9" calcext:value-type="float">
            <text:p>9</text:p>
          </table:table-cell>
          <table:table-cell office:value-type="float" office:value="24612" calcext:value-type="float">
            <text:p>246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7:</text:p>
          </table:table-cell>
          <table:table-cell office:value-type="float" office:value="65600" calcext:value-type="float">
            <text:p>65600</text:p>
          </table:table-cell>
          <table:table-cell office:value-type="float" office:value="131161" calcext:value-type="float">
            <text:p>131161</text:p>
          </table:table-cell>
          <table:table-cell office:value-type="float" office:value="65591" calcext:value-type="float">
            <text:p>65591</text:p>
          </table:table-cell>
          <table:table-cell office:value-type="float" office:value="114746" calcext:value-type="float">
            <text:p>114746</text:p>
          </table:table-cell>
          <table:table-cell office:value-type="float" office:value="9" calcext:value-type="float">
            <text:p>9</text:p>
          </table:table-cell>
          <table:table-cell office:value-type="float" office:value="16414" calcext:value-type="float">
            <text:p>1641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L2 Cache Details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2 accesses:</text:p>
          </table:table-cell>
          <table:table-cell office:value-type="float" office:value="245753" calcext:value-type="float">
            <text:p>2457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2 hits:</text:p>
          </table:table-cell>
          <table:table-cell office:value-type="float" office:value="179049" calcext:value-type="float">
            <text:p>1790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2 misses:</text:p>
          </table:table-cell>
          <table:table-cell office:value-type="float" office:value="66704" calcext:value-type="float">
            <text:p>66704</text:p>
          </table:table-cell>
          <table:table-cell table:number-columns-repeated="11"/>
        </table:table-row>
      </table:table>
      <table:table table:name="Prog 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Prog 3</text:p>
          </table:table-cell>
          <table:covered-table-cell table:number-columns-repeated="12"/>
        </table:table-row>
        <table:table-row table:style-name="ro1">
          <table:table-cell office:value-type="string" calcext:value-type="string">
            <text:p>Total Machine Accesses</text:p>
          </table:table-cell>
          <table:table-cell office:value-type="float" office:value="10232921" calcext:value-type="float">
            <text:p>102329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Cycles</text:p>
          </table:table-cell>
          <table:table-cell office:value-type="float" office:value="10223180" calcext:value-type="float">
            <text:p>102231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ssag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1 Input Que Message Counts Processor wis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re <text:s/>Number</text:p>
          </table:table-cell>
          <table:table-cell office:value-type="string" calcext:value-type="string">
            <text:p>REPL_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X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SWB</text:p>
          </table:table-cell>
          <table:table-cell office:value-type="string" calcext:value-type="string">
            <text:p>XFER</text:p>
          </table:table-cell>
          <table:table-cell office:value-type="string" calcext:value-type="string">
            <text:p>INV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INVACK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XFER_INV</text:p>
          </table:table-cell>
          <table:table-cell office:value-type="string" calcext:value-type="string">
            <text:p>PUTX</text:p>
          </table:table-cell>
        </table:table-row>
        <table:table-row table:style-name="ro1">
          <table:table-cell office:value-type="string" calcext:value-type="string">
            <text:p>Core 0: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7300" calcext:value-type="float">
            <text:p>197300</text:p>
          </table:table-cell>
        </table:table-row>
        <table:table-row table:style-name="ro1">
          <table:table-cell office:value-type="string" calcext:value-type="string">
            <text:p>Core 1: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office:value-type="float" office:value="65624" calcext:value-type="float">
            <text:p>65624</text:p>
          </table:table-cell>
        </table:table-row>
        <table:table-row table:style-name="ro1">
          <table:table-cell office:value-type="string" calcext:value-type="string">
            <text:p>Core 2: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float" office:value="65613" calcext:value-type="float">
            <text:p>65613</text:p>
          </table:table-cell>
        </table:table-row>
        <table:table-row table:style-name="ro1">
          <table:table-cell office:value-type="string" calcext:value-type="string">
            <text:p>Core 3: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65619" calcext:value-type="float">
            <text:p>65619</text:p>
          </table:table-cell>
        </table:table-row>
        <table:table-row table:style-name="ro1">
          <table:table-cell office:value-type="string" calcext:value-type="string">
            <text:p>Core 4: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65582" calcext:value-type="float">
            <text:p>65582</text:p>
          </table:table-cell>
        </table:table-row>
        <table:table-row table:style-name="ro1">
          <table:table-cell office:value-type="string" calcext:value-type="string">
            <text:p>Core 5: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65624" calcext:value-type="float">
            <text:p>65624</text:p>
          </table:table-cell>
        </table:table-row>
        <table:table-row table:style-name="ro1">
          <table:table-cell office:value-type="string" calcext:value-type="string">
            <text:p>Core 6: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65630" calcext:value-type="float">
            <text:p>65630</text:p>
          </table:table-cell>
        </table:table-row>
        <table:table-row table:style-name="ro1">
          <table:table-cell office:value-type="string" calcext:value-type="string">
            <text:p>Core 7: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65604" calcext:value-type="float">
            <text:p>6560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2 Input Que Message Count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652075" calcext:value-type="float">
            <text:p>652075</text:p>
          </table:table-cell>
          <table:table-cell office:value-type="float" office:value="24" calcext:value-type="float">
            <text:p>24</text:p>
          </table:table-cell>
          <table:table-cell office:value-type="float" office:value="656585" calcext:value-type="float">
            <text:p>656585</text:p>
          </table:table-cell>
          <table:table-cell office:value-type="float" office:value="11" calcext:value-type="float">
            <text:p>11</text:p>
          </table:table-cell>
          <table:table-cell office:value-type="float" office:value="3992" calcext:value-type="float">
            <text:p>399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1 Cache Details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re Number</text:p>
          </table:table-cell>
          <table:table-cell office:value-type="string" calcext:value-type="string">
            <text:p>L1 accesses</text:p>
          </table:table-cell>
          <table:table-cell office:value-type="string" calcext:value-type="string">
            <text:p>L1 cache misses</text:p>
          </table:table-cell>
          <table:table-cell office:value-type="string" calcext:value-type="string">
            <text:p>L1 cache hits</text:p>
          </table:table-cell>
          <table:table-cell office:value-type="string" calcext:value-type="string">
            <text:p>L1 upgrade miss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0:</text:p>
          </table:table-cell>
          <table:table-cell office:value-type="float" office:value="2193453" calcext:value-type="float">
            <text:p>2193453</text:p>
          </table:table-cell>
          <table:table-cell office:value-type="float" office:value="197299" calcext:value-type="float">
            <text:p>197299</text:p>
          </table:table-cell>
          <table:table-cell office:value-type="float" office:value="1996151" calcext:value-type="float">
            <text:p>199615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1:</text:p>
          </table:table-cell>
          <table:table-cell office:value-type="float" office:value="1143121" calcext:value-type="float">
            <text:p>1143121</text:p>
          </table:table-cell>
          <table:table-cell office:value-type="float" office:value="65626" calcext:value-type="float">
            <text:p>65626</text:p>
          </table:table-cell>
          <table:table-cell office:value-type="float" office:value="1077494" calcext:value-type="float">
            <text:p>107749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2:</text:p>
          </table:table-cell>
          <table:table-cell office:value-type="float" office:value="1125103" calcext:value-type="float">
            <text:p>1125103</text:p>
          </table:table-cell>
          <table:table-cell office:value-type="float" office:value="65615" calcext:value-type="float">
            <text:p>65615</text:p>
          </table:table-cell>
          <table:table-cell office:value-type="float" office:value="1059487" calcext:value-type="float">
            <text:p>105948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3:</text:p>
          </table:table-cell>
          <table:table-cell office:value-type="float" office:value="1197365" calcext:value-type="float">
            <text:p>1197365</text:p>
          </table:table-cell>
          <table:table-cell office:value-type="float" office:value="65621" calcext:value-type="float">
            <text:p>65621</text:p>
          </table:table-cell>
          <table:table-cell office:value-type="float" office:value="1131743" calcext:value-type="float">
            <text:p>113174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4:</text:p>
          </table:table-cell>
          <table:table-cell office:value-type="float" office:value="1131017" calcext:value-type="float">
            <text:p>1131017</text:p>
          </table:table-cell>
          <table:table-cell office:value-type="float" office:value="65584" calcext:value-type="float">
            <text:p>65584</text:p>
          </table:table-cell>
          <table:table-cell office:value-type="float" office:value="1065431" calcext:value-type="float">
            <text:p>106543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5:</text:p>
          </table:table-cell>
          <table:table-cell office:value-type="float" office:value="1154686" calcext:value-type="float">
            <text:p>1154686</text:p>
          </table:table-cell>
          <table:table-cell office:value-type="float" office:value="65626" calcext:value-type="float">
            <text:p>65626</text:p>
          </table:table-cell>
          <table:table-cell office:value-type="float" office:value="1089059" calcext:value-type="float">
            <text:p>108905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6:</text:p>
          </table:table-cell>
          <table:table-cell office:value-type="float" office:value="1179489" calcext:value-type="float">
            <text:p>1179489</text:p>
          </table:table-cell>
          <table:table-cell office:value-type="float" office:value="65632" calcext:value-type="float">
            <text:p>65632</text:p>
          </table:table-cell>
          <table:table-cell office:value-type="float" office:value="1113856" calcext:value-type="float">
            <text:p>111385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7:</text:p>
          </table:table-cell>
          <table:table-cell office:value-type="float" office:value="1108687" calcext:value-type="float">
            <text:p>1108687</text:p>
          </table:table-cell>
          <table:table-cell office:value-type="float" office:value="65606" calcext:value-type="float">
            <text:p>65606</text:p>
          </table:table-cell>
          <table:table-cell office:value-type="float" office:value="1043080" calcext:value-type="float">
            <text:p>104308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L1 cache Details in terms of read miss</text:p>
          </table:table-cell>
          <table:table-cell office:value-type="string" calcext:value-type="string">
            <text:p><text:s/>write miss and upgrade mis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<text:s/>Read <text:s/>Accesses</text:p>
          </table:table-cell>
          <table:table-cell office:value-type="string" calcext:value-type="string">
            <text:p><text:s/>Write Accesses</text:p>
          </table:table-cell>
          <table:table-cell office:value-type="string" calcext:value-type="string">
            <text:p><text:s/>Read Hits</text:p>
          </table:table-cell>
          <table:table-cell office:value-type="string" calcext:value-type="string">
            <text:p><text:s/>Write Hits</text:p>
          </table:table-cell>
          <table:table-cell office:value-type="string" calcext:value-type="string">
            <text:p><text:s/>Read Misses</text:p>
          </table:table-cell>
          <table:table-cell office:value-type="string" calcext:value-type="string">
            <text:p><text:s/>Write Misses</text:p>
          </table:table-cell>
          <table:table-cell office:value-type="string" calcext:value-type="string">
            <text:p><text:s/>Upgrade Mi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0:</text:p>
          </table:table-cell>
          <table:table-cell office:value-type="float" office:value="1053041" calcext:value-type="float">
            <text:p>1053041</text:p>
          </table:table-cell>
          <table:table-cell office:value-type="float" office:value="1140412" calcext:value-type="float">
            <text:p>1140412</text:p>
          </table:table-cell>
          <table:table-cell office:value-type="float" office:value="987202" calcext:value-type="float">
            <text:p>987202</text:p>
          </table:table-cell>
          <table:table-cell office:value-type="float" office:value="1008949" calcext:value-type="float">
            <text:p>1008949</text:p>
          </table:table-cell>
          <table:table-cell office:value-type="float" office:value="65839" calcext:value-type="float">
            <text:p>65839</text:p>
          </table:table-cell>
          <table:table-cell office:value-type="float" office:value="131460" calcext:value-type="float">
            <text:p>13146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1:</text:p>
          </table:table-cell>
          <table:table-cell office:value-type="float" office:value="524351" calcext:value-type="float">
            <text:p>524351</text:p>
          </table:table-cell>
          <table:table-cell office:value-type="float" office:value="618770" calcext:value-type="float">
            <text:p>618770</text:p>
          </table:table-cell>
          <table:table-cell office:value-type="float" office:value="524343" calcext:value-type="float">
            <text:p>524343</text:p>
          </table:table-cell>
          <table:table-cell office:value-type="float" office:value="553151" calcext:value-type="float">
            <text:p>553151</text:p>
          </table:table-cell>
          <table:table-cell office:value-type="float" office:value="8" calcext:value-type="float">
            <text:p>8</text:p>
          </table:table-cell>
          <table:table-cell office:value-type="float" office:value="65618" calcext:value-type="float">
            <text:p>656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2:</text:p>
          </table:table-cell>
          <table:table-cell office:value-type="float" office:value="524351" calcext:value-type="float">
            <text:p>524351</text:p>
          </table:table-cell>
          <table:table-cell office:value-type="float" office:value="600752" calcext:value-type="float">
            <text:p>600752</text:p>
          </table:table-cell>
          <table:table-cell office:value-type="float" office:value="524343" calcext:value-type="float">
            <text:p>524343</text:p>
          </table:table-cell>
          <table:table-cell office:value-type="float" office:value="535144" calcext:value-type="float">
            <text:p>535144</text:p>
          </table:table-cell>
          <table:table-cell office:value-type="float" office:value="8" calcext:value-type="float">
            <text:p>8</text:p>
          </table:table-cell>
          <table:table-cell office:value-type="float" office:value="65607" calcext:value-type="float">
            <text:p>6560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3:</text:p>
          </table:table-cell>
          <table:table-cell office:value-type="float" office:value="524351" calcext:value-type="float">
            <text:p>524351</text:p>
          </table:table-cell>
          <table:table-cell office:value-type="float" office:value="673014" calcext:value-type="float">
            <text:p>673014</text:p>
          </table:table-cell>
          <table:table-cell office:value-type="float" office:value="524343" calcext:value-type="float">
            <text:p>524343</text:p>
          </table:table-cell>
          <table:table-cell office:value-type="float" office:value="607400" calcext:value-type="float">
            <text:p>607400</text:p>
          </table:table-cell>
          <table:table-cell office:value-type="float" office:value="8" calcext:value-type="float">
            <text:p>8</text:p>
          </table:table-cell>
          <table:table-cell office:value-type="float" office:value="65613" calcext:value-type="float">
            <text:p>6561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4:</text:p>
          </table:table-cell>
          <table:table-cell office:value-type="float" office:value="524351" calcext:value-type="float">
            <text:p>524351</text:p>
          </table:table-cell>
          <table:table-cell office:value-type="float" office:value="606666" calcext:value-type="float">
            <text:p>606666</text:p>
          </table:table-cell>
          <table:table-cell office:value-type="float" office:value="524343" calcext:value-type="float">
            <text:p>524343</text:p>
          </table:table-cell>
          <table:table-cell office:value-type="float" office:value="541088" calcext:value-type="float">
            <text:p>541088</text:p>
          </table:table-cell>
          <table:table-cell office:value-type="float" office:value="8" calcext:value-type="float">
            <text:p>8</text:p>
          </table:table-cell>
          <table:table-cell office:value-type="float" office:value="65576" calcext:value-type="float">
            <text:p>6557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5:</text:p>
          </table:table-cell>
          <table:table-cell office:value-type="float" office:value="524351" calcext:value-type="float">
            <text:p>524351</text:p>
          </table:table-cell>
          <table:table-cell office:value-type="float" office:value="630335" calcext:value-type="float">
            <text:p>630335</text:p>
          </table:table-cell>
          <table:table-cell office:value-type="float" office:value="524343" calcext:value-type="float">
            <text:p>524343</text:p>
          </table:table-cell>
          <table:table-cell office:value-type="float" office:value="564716" calcext:value-type="float">
            <text:p>564716</text:p>
          </table:table-cell>
          <table:table-cell office:value-type="float" office:value="8" calcext:value-type="float">
            <text:p>8</text:p>
          </table:table-cell>
          <table:table-cell office:value-type="float" office:value="65618" calcext:value-type="float">
            <text:p>656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6:</text:p>
          </table:table-cell>
          <table:table-cell office:value-type="float" office:value="524351" calcext:value-type="float">
            <text:p>524351</text:p>
          </table:table-cell>
          <table:table-cell office:value-type="float" office:value="655138" calcext:value-type="float">
            <text:p>655138</text:p>
          </table:table-cell>
          <table:table-cell office:value-type="float" office:value="524343" calcext:value-type="float">
            <text:p>524343</text:p>
          </table:table-cell>
          <table:table-cell office:value-type="float" office:value="589513" calcext:value-type="float">
            <text:p>589513</text:p>
          </table:table-cell>
          <table:table-cell office:value-type="float" office:value="8" calcext:value-type="float">
            <text:p>8</text:p>
          </table:table-cell>
          <table:table-cell office:value-type="float" office:value="65624" calcext:value-type="float">
            <text:p>6562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7:</text:p>
          </table:table-cell>
          <table:table-cell office:value-type="float" office:value="524351" calcext:value-type="float">
            <text:p>524351</text:p>
          </table:table-cell>
          <table:table-cell office:value-type="float" office:value="584336" calcext:value-type="float">
            <text:p>584336</text:p>
          </table:table-cell>
          <table:table-cell office:value-type="float" office:value="524343" calcext:value-type="float">
            <text:p>524343</text:p>
          </table:table-cell>
          <table:table-cell office:value-type="float" office:value="518737" calcext:value-type="float">
            <text:p>518737</text:p>
          </table:table-cell>
          <table:table-cell office:value-type="float" office:value="8" calcext:value-type="float">
            <text:p>8</text:p>
          </table:table-cell>
          <table:table-cell office:value-type="float" office:value="65598" calcext:value-type="float">
            <text:p>655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L2 Cache Details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2 accesses:</text:p>
          </table:table-cell>
          <table:table-cell office:value-type="float" office:value="652628" calcext:value-type="float">
            <text:p>6526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2 hits:</text:p>
          </table:table-cell>
          <table:table-cell office:value-type="float" office:value="585034" calcext:value-type="float">
            <text:p>5850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2 misses:</text:p>
          </table:table-cell>
          <table:table-cell office:value-type="float" office:value="67594" calcext:value-type="float">
            <text:p>67594</text:p>
          </table:table-cell>
          <table:table-cell table:number-columns-repeated="11"/>
        </table:table-row>
      </table:table>
      <table:table table:name="Prog 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Prog 4</text:p>
          </table:table-cell>
          <table:covered-table-cell table:number-columns-repeated="12"/>
        </table:table-row>
        <table:table-row table:style-name="ro1">
          <table:table-cell office:value-type="string" calcext:value-type="string">
            <text:p>Total Machine Accesses</text:p>
          </table:table-cell>
          <table:table-cell office:value-type="float" office:value="1064711" calcext:value-type="float">
            <text:p>10647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Cycles</text:p>
          </table:table-cell>
          <table:table-cell office:value-type="float" office:value="1064158" calcext:value-type="float">
            <text:p>10641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ssag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1 Input Que Message Counts Processor wis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re <text:s/>Number</text:p>
          </table:table-cell>
          <table:table-cell office:value-type="string" calcext:value-type="string">
            <text:p>REPL_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X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SWB</text:p>
          </table:table-cell>
          <table:table-cell office:value-type="string" calcext:value-type="string">
            <text:p>XFER</text:p>
          </table:table-cell>
          <table:table-cell office:value-type="string" calcext:value-type="string">
            <text:p>INV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INVACK</text:p>
          </table:table-cell>
          <table:table-cell office:value-type="string" calcext:value-type="string">
            <text:p>NACK</text:p>
          </table:table-cell>
          <table:table-cell office:value-type="string" calcext:value-type="string">
            <text:p>XFER_INV</text:p>
          </table:table-cell>
          <table:table-cell office:value-type="string" calcext:value-type="string">
            <text:p>PUTX</text:p>
          </table:table-cell>
        </table:table-row>
        <table:table-row table:style-name="ro1">
          <table:table-cell office:value-type="string" calcext:value-type="string">
            <text:p>Core 0: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4358" calcext:value-type="float">
            <text:p>74358</text:p>
          </table:table-cell>
        </table:table-row>
        <table:table-row table:style-name="ro1">
          <table:table-cell office:value-type="string" calcext:value-type="string">
            <text:p>Core 1: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229" calcext:value-type="float">
            <text:p>8229</text:p>
          </table:table-cell>
        </table:table-row>
        <table:table-row table:style-name="ro1">
          <table:table-cell office:value-type="string" calcext:value-type="string">
            <text:p>Core 2: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228" calcext:value-type="float">
            <text:p>8228</text:p>
          </table:table-cell>
        </table:table-row>
        <table:table-row table:style-name="ro1">
          <table:table-cell office:value-type="string" calcext:value-type="string">
            <text:p>Core 3: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228" calcext:value-type="float">
            <text:p>8228</text:p>
          </table:table-cell>
        </table:table-row>
        <table:table-row table:style-name="ro1">
          <table:table-cell office:value-type="string" calcext:value-type="string">
            <text:p>Core 4: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228" calcext:value-type="float">
            <text:p>8228</text:p>
          </table:table-cell>
        </table:table-row>
        <table:table-row table:style-name="ro1">
          <table:table-cell office:value-type="string" calcext:value-type="string">
            <text:p>Core 5: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228" calcext:value-type="float">
            <text:p>8228</text:p>
          </table:table-cell>
        </table:table-row>
        <table:table-row table:style-name="ro1">
          <table:table-cell office:value-type="string" calcext:value-type="string">
            <text:p>Core 6: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228" calcext:value-type="float">
            <text:p>8228</text:p>
          </table:table-cell>
        </table:table-row>
        <table:table-row table:style-name="ro1">
          <table:table-cell office:value-type="string" calcext:value-type="string">
            <text:p>Core 7: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227" calcext:value-type="float">
            <text:p>822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2 Input Que Message Count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27812" calcext:value-type="float">
            <text:p>127812</text:p>
          </table:table-cell>
          <table:table-cell office:value-type="float" office:value="37" calcext:value-type="float">
            <text:p>37</text:p>
          </table:table-cell>
          <table:table-cell office:value-type="float" office:value="131930" calcext:value-type="float">
            <text:p>131930</text:p>
          </table:table-cell>
          <table:table-cell office:value-type="float" office:value="24" calcext:value-type="float">
            <text:p>24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1 Cache Details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re Number</text:p>
          </table:table-cell>
          <table:table-cell office:value-type="string" calcext:value-type="string">
            <text:p>L1 accesses</text:p>
          </table:table-cell>
          <table:table-cell office:value-type="string" calcext:value-type="string">
            <text:p>L1 cache misses</text:p>
          </table:table-cell>
          <table:table-cell office:value-type="string" calcext:value-type="string">
            <text:p>L1 cache hits</text:p>
          </table:table-cell>
          <table:table-cell office:value-type="string" calcext:value-type="string">
            <text:p>L1 upgrade miss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0:</text:p>
          </table:table-cell>
          <table:table-cell office:value-type="float" office:value="604881" calcext:value-type="float">
            <text:p>604881</text:p>
          </table:table-cell>
          <table:table-cell office:value-type="float" office:value="74356" calcext:value-type="float">
            <text:p>74356</text:p>
          </table:table-cell>
          <table:table-cell office:value-type="float" office:value="530515" calcext:value-type="float">
            <text:p>530515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1:</text:p>
          </table:table-cell>
          <table:table-cell office:value-type="float" office:value="65690" calcext:value-type="float">
            <text:p>65690</text:p>
          </table:table-cell>
          <table:table-cell office:value-type="float" office:value="8230" calcext:value-type="float">
            <text:p>8230</text:p>
          </table:table-cell>
          <table:table-cell office:value-type="float" office:value="57457" calcext:value-type="float">
            <text:p>5745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2:</text:p>
          </table:table-cell>
          <table:table-cell office:value-type="float" office:value="65690" calcext:value-type="float">
            <text:p>65690</text:p>
          </table:table-cell>
          <table:table-cell office:value-type="float" office:value="8231" calcext:value-type="float">
            <text:p>8231</text:p>
          </table:table-cell>
          <table:table-cell office:value-type="float" office:value="57458" calcext:value-type="float">
            <text:p>5745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3:</text:p>
          </table:table-cell>
          <table:table-cell office:value-type="float" office:value="65690" calcext:value-type="float">
            <text:p>65690</text:p>
          </table:table-cell>
          <table:table-cell office:value-type="float" office:value="8230" calcext:value-type="float">
            <text:p>8230</text:p>
          </table:table-cell>
          <table:table-cell office:value-type="float" office:value="57458" calcext:value-type="float">
            <text:p>5745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4:</text:p>
          </table:table-cell>
          <table:table-cell office:value-type="float" office:value="65690" calcext:value-type="float">
            <text:p>65690</text:p>
          </table:table-cell>
          <table:table-cell office:value-type="float" office:value="8230" calcext:value-type="float">
            <text:p>8230</text:p>
          </table:table-cell>
          <table:table-cell office:value-type="float" office:value="57458" calcext:value-type="float">
            <text:p>5745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5:</text:p>
          </table:table-cell>
          <table:table-cell office:value-type="float" office:value="65690" calcext:value-type="float">
            <text:p>65690</text:p>
          </table:table-cell>
          <table:table-cell office:value-type="float" office:value="8230" calcext:value-type="float">
            <text:p>8230</text:p>
          </table:table-cell>
          <table:table-cell office:value-type="float" office:value="57458" calcext:value-type="float">
            <text:p>5745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6:</text:p>
          </table:table-cell>
          <table:table-cell office:value-type="float" office:value="65690" calcext:value-type="float">
            <text:p>65690</text:p>
          </table:table-cell>
          <table:table-cell office:value-type="float" office:value="8230" calcext:value-type="float">
            <text:p>8230</text:p>
          </table:table-cell>
          <table:table-cell office:value-type="float" office:value="57458" calcext:value-type="float">
            <text:p>5745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 7:</text:p>
          </table:table-cell>
          <table:table-cell office:value-type="float" office:value="65690" calcext:value-type="float">
            <text:p>65690</text:p>
          </table:table-cell>
          <table:table-cell office:value-type="float" office:value="8230" calcext:value-type="float">
            <text:p>8230</text:p>
          </table:table-cell>
          <table:table-cell office:value-type="float" office:value="57458" calcext:value-type="float">
            <text:p>5745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L1 cache Details in terms of read miss</text:p>
          </table:table-cell>
          <table:table-cell office:value-type="string" calcext:value-type="string">
            <text:p><text:s/>write miss and upgrade mis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<text:s/>Read <text:s/>Accesses</text:p>
          </table:table-cell>
          <table:table-cell office:value-type="string" calcext:value-type="string">
            <text:p><text:s/>Write Accesses</text:p>
          </table:table-cell>
          <table:table-cell office:value-type="string" calcext:value-type="string">
            <text:p><text:s/>Read Hits</text:p>
          </table:table-cell>
          <table:table-cell office:value-type="string" calcext:value-type="string">
            <text:p><text:s/>Write Hits</text:p>
          </table:table-cell>
          <table:table-cell office:value-type="string" calcext:value-type="string">
            <text:p><text:s/>Read Misses</text:p>
          </table:table-cell>
          <table:table-cell office:value-type="string" calcext:value-type="string">
            <text:p><text:s/>Write Misses</text:p>
          </table:table-cell>
          <table:table-cell office:value-type="string" calcext:value-type="string">
            <text:p><text:s/>Upgrade Mi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0:</text:p>
          </table:table-cell>
          <table:table-cell office:value-type="float" office:value="528737" calcext:value-type="float">
            <text:p>528737</text:p>
          </table:table-cell>
          <table:table-cell office:value-type="float" office:value="76144" calcext:value-type="float">
            <text:p>76144</text:p>
          </table:table-cell>
          <table:table-cell office:value-type="float" office:value="462903" calcext:value-type="float">
            <text:p>462903</text:p>
          </table:table-cell>
          <table:table-cell office:value-type="float" office:value="67612" calcext:value-type="float">
            <text:p>67612</text:p>
          </table:table-cell>
          <table:table-cell office:value-type="float" office:value="65834" calcext:value-type="float">
            <text:p>65834</text:p>
          </table:table-cell>
          <table:table-cell office:value-type="float" office:value="8522" calcext:value-type="float">
            <text:p>852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1:</text:p>
          </table:table-cell>
          <table:table-cell office:value-type="float" office:value="65" calcext:value-type="float">
            <text:p>65</text:p>
          </table:table-cell>
          <table:table-cell office:value-type="float" office:value="65625" calcext:value-type="float">
            <text:p>65625</text:p>
          </table:table-cell>
          <table:table-cell office:value-type="float" office:value="54" calcext:value-type="float">
            <text:p>54</text:p>
          </table:table-cell>
          <table:table-cell office:value-type="float" office:value="57403" calcext:value-type="float">
            <text:p>57403</text:p>
          </table:table-cell>
          <table:table-cell office:value-type="float" office:value="11" calcext:value-type="float">
            <text:p>11</text:p>
          </table:table-cell>
          <table:table-cell office:value-type="float" office:value="8219" calcext:value-type="float">
            <text:p>821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2:</text:p>
          </table:table-cell>
          <table:table-cell office:value-type="float" office:value="65" calcext:value-type="float">
            <text:p>65</text:p>
          </table:table-cell>
          <table:table-cell office:value-type="float" office:value="65625" calcext:value-type="float">
            <text:p>65625</text:p>
          </table:table-cell>
          <table:table-cell office:value-type="float" office:value="54" calcext:value-type="float">
            <text:p>54</text:p>
          </table:table-cell>
          <table:table-cell office:value-type="float" office:value="57404" calcext:value-type="float">
            <text:p>57404</text:p>
          </table:table-cell>
          <table:table-cell office:value-type="float" office:value="11" calcext:value-type="float">
            <text:p>11</text:p>
          </table:table-cell>
          <table:table-cell office:value-type="float" office:value="8220" calcext:value-type="float">
            <text:p>822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3:</text:p>
          </table:table-cell>
          <table:table-cell office:value-type="float" office:value="65" calcext:value-type="float">
            <text:p>65</text:p>
          </table:table-cell>
          <table:table-cell office:value-type="float" office:value="65625" calcext:value-type="float">
            <text:p>65625</text:p>
          </table:table-cell>
          <table:table-cell office:value-type="float" office:value="54" calcext:value-type="float">
            <text:p>54</text:p>
          </table:table-cell>
          <table:table-cell office:value-type="float" office:value="57404" calcext:value-type="float">
            <text:p>57404</text:p>
          </table:table-cell>
          <table:table-cell office:value-type="float" office:value="11" calcext:value-type="float">
            <text:p>11</text:p>
          </table:table-cell>
          <table:table-cell office:value-type="float" office:value="8219" calcext:value-type="float">
            <text:p>821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4:</text:p>
          </table:table-cell>
          <table:table-cell office:value-type="float" office:value="65" calcext:value-type="float">
            <text:p>65</text:p>
          </table:table-cell>
          <table:table-cell office:value-type="float" office:value="65625" calcext:value-type="float">
            <text:p>65625</text:p>
          </table:table-cell>
          <table:table-cell office:value-type="float" office:value="54" calcext:value-type="float">
            <text:p>54</text:p>
          </table:table-cell>
          <table:table-cell office:value-type="float" office:value="57404" calcext:value-type="float">
            <text:p>57404</text:p>
          </table:table-cell>
          <table:table-cell office:value-type="float" office:value="11" calcext:value-type="float">
            <text:p>11</text:p>
          </table:table-cell>
          <table:table-cell office:value-type="float" office:value="8219" calcext:value-type="float">
            <text:p>821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5:</text:p>
          </table:table-cell>
          <table:table-cell office:value-type="float" office:value="65" calcext:value-type="float">
            <text:p>65</text:p>
          </table:table-cell>
          <table:table-cell office:value-type="float" office:value="65625" calcext:value-type="float">
            <text:p>65625</text:p>
          </table:table-cell>
          <table:table-cell office:value-type="float" office:value="54" calcext:value-type="float">
            <text:p>54</text:p>
          </table:table-cell>
          <table:table-cell office:value-type="float" office:value="57404" calcext:value-type="float">
            <text:p>57404</text:p>
          </table:table-cell>
          <table:table-cell office:value-type="float" office:value="11" calcext:value-type="float">
            <text:p>11</text:p>
          </table:table-cell>
          <table:table-cell office:value-type="float" office:value="8219" calcext:value-type="float">
            <text:p>821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6:</text:p>
          </table:table-cell>
          <table:table-cell office:value-type="float" office:value="65" calcext:value-type="float">
            <text:p>65</text:p>
          </table:table-cell>
          <table:table-cell office:value-type="float" office:value="65625" calcext:value-type="float">
            <text:p>65625</text:p>
          </table:table-cell>
          <table:table-cell office:value-type="float" office:value="54" calcext:value-type="float">
            <text:p>54</text:p>
          </table:table-cell>
          <table:table-cell office:value-type="float" office:value="57404" calcext:value-type="float">
            <text:p>57404</text:p>
          </table:table-cell>
          <table:table-cell office:value-type="float" office:value="11" calcext:value-type="float">
            <text:p>11</text:p>
          </table:table-cell>
          <table:table-cell office:value-type="float" office:value="8219" calcext:value-type="float">
            <text:p>821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 7:</text:p>
          </table:table-cell>
          <table:table-cell office:value-type="float" office:value="65" calcext:value-type="float">
            <text:p>65</text:p>
          </table:table-cell>
          <table:table-cell office:value-type="float" office:value="65625" calcext:value-type="float">
            <text:p>65625</text:p>
          </table:table-cell>
          <table:table-cell office:value-type="float" office:value="54" calcext:value-type="float">
            <text:p>54</text:p>
          </table:table-cell>
          <table:table-cell office:value-type="float" office:value="57404" calcext:value-type="float">
            <text:p>57404</text:p>
          </table:table-cell>
          <table:table-cell office:value-type="float" office:value="11" calcext:value-type="float">
            <text:p>11</text:p>
          </table:table-cell>
          <table:table-cell office:value-type="float" office:value="8219" calcext:value-type="float">
            <text:p>821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L2 Cache Details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2 accesses:</text:p>
          </table:table-cell>
          <table:table-cell office:value-type="float" office:value="131812" calcext:value-type="float">
            <text:p>1318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2 hits:</text:p>
          </table:table-cell>
          <table:table-cell office:value-type="float" office:value="65046" calcext:value-type="float">
            <text:p>650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2 misses:</text:p>
          </table:table-cell>
          <table:table-cell office:value-type="float" office:value="66766" calcext:value-type="float">
            <text:p>66766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8:39:28.277646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23:42:59.919113976</meta:creation-date>
    <dc:date>2020-12-01T20:05:33.325643687</dc:date>
    <meta:editing-duration>PT5H30M44S</meta:editing-duration>
    <meta:editing-cycles>12</meta:editing-cycles>
    <meta:generator>LibreOffice/6.4.4.2$Linux_X86_64 LibreOffice_project/40$Build-2</meta:generator>
    <meta:document-statistic meta:table-count="4" meta:cell-count="1060" meta:object-count="0"/>
  </office:meta>
</office:document-meta>
</file>